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italic" style:font-style-asian="italic" style:font-style-complex="italic"/>
    </style:style>
    <style:style style:name="T3" style:family="text">
      <style:text-properties style:use-window-font-color="true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  <style:style style:name="T4" style:family="text">
      <style:text-properties style:use-window-font-color="true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8" table:default-cell-style-name="ce4"/>
        <table:table-column table:style-name="co2" table:number-columns-repeated="16" table:default-cell-style-name="ce22"/>
        <table:table-column table:style-name="co3" table:number-columns-repeated="222" table:default-cell-style-name="ce2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2">
            <text:p>Tabela 1.8 - Total de domicílios, por tipo de arranjo domiciliar e condição de deficiência, segundo as Grandes Regiões, situação do domicílio e classes de rendimento domiciliar per capita - Brasil - 2019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" table:number-rows-spanned="9">
            <text:p><text:span text:style-name="T1">Grandes Regiões, situação do domicílio e classes de rendimento domiciliar </text:span><text:span text:style-name="T2">per capita</text:span></text:p>
          </table:table-cell>
          <table:table-cell table:style-name="ce10" office:value-type="string" calcext:value-type="string" table:number-columns-spanned="18" table:number-rows-spanned="1">
            <text:p>Domicílios (1 000 domicílios)</text:p>
          </table:table-cell>
          <table:covered-table-cell table:number-columns-repeated="17" table:style-name="ce10"/>
          <table:table-cell table:number-columns-repeated="1005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6">
            <text:p>Total</text:p>
          </table:table-cell>
          <table:covered-table-cell table:style-name="ce11"/>
          <table:table-cell table:style-name="ce10" office:value-type="string" calcext:value-type="string" table:number-columns-spanned="16" table:number-rows-spanned="1">
            <text:p>Tipos de arranjos domiciliares</text:p>
          </table:table-cell>
          <table:covered-table-cell table:number-columns-repeated="15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2" table:style-name="ce11"/>
          <table:table-cell table:style-name="ce11" office:value-type="string" calcext:value-type="string" table:number-columns-spanned="2" table:number-rows-spanned="5">
            <text:p>Unipessoal</text:p>
          </table:table-cell>
          <table:covered-table-cell table:style-name="ce11"/>
          <table:table-cell table:style-name="ce11" office:value-type="string" calcext:value-type="string" table:number-columns-spanned="2" table:number-rows-spanned="5">
            <text:p>Casal sem filho</text:p>
          </table:table-cell>
          <table:covered-table-cell table:style-name="ce11"/>
          <table:table-cell table:style-name="ce11" office:value-type="string" calcext:value-type="string" table:number-columns-spanned="2" table:number-rows-spanned="5">
            <text:p>Casal com filho(s)</text:p>
          </table:table-cell>
          <table:covered-table-cell table:style-name="ce11"/>
          <table:table-cell table:style-name="ce11" office:value-type="string" calcext:value-type="string" table:number-columns-spanned="8" table:number-rows-spanned="1">
            <text:p>Arranjo formado por responsável sem cônjuge e com filho(s) até 14 anos</text:p>
          </table:table-cell>
          <table:covered-table-cell table:number-columns-repeated="6" table:style-name="ce17"/>
          <table:covered-table-cell table:style-name="ce21"/>
          <table:table-cell table:style-name="ce10" office:value-type="string" calcext:value-type="string" table:number-columns-spanned="2" table:number-rows-spanned="5">
            <text:p>Outros</text:p>
          </table:table-cell>
          <table:covered-table-cell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table-cell table:style-name="ce11" office:value-type="string" calcext:value-type="string" table:number-columns-spanned="2" table:number-rows-spanned="4">
            <text:p>Total</text:p>
          </table:table-cell>
          <table:covered-table-cell table:style-name="ce18"/>
          <table:table-cell table:style-name="ce11" office:value-type="string" calcext:value-type="string" table:number-columns-spanned="6" table:number-rows-spanned="1">
            <text:p>Arranjo formado por mulher sem cônjuge e com filho(s) até 14 anos</text:p>
          </table:table-cell>
          <table:covered-table-cell table:number-columns-repeated="4" table:style-name="ce17"/>
          <table:covered-table-cell table:style-name="ce21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covered-table-cell table:style-name="ce15"/>
          <table:covered-table-cell table:style-name="ce19"/>
          <table:table-cell table:style-name="ce11" office:value-type="string" calcext:value-type="string" table:number-columns-spanned="2" table:number-rows-spanned="3">
            <text:p>Total</text:p>
          </table:table-cell>
          <table:covered-table-cell table:style-name="ce18"/>
          <table:table-cell table:style-name="ce11" office:value-type="string" calcext:value-type="string" table:number-columns-spanned="2" table:number-rows-spanned="3">
            <text:p>Arranjo formado por mulher branca sem cônjuge e com filho(s) até 14 anos</text:p>
          </table:table-cell>
          <table:covered-table-cell table:style-name="ce18"/>
          <table:table-cell table:style-name="ce11" office:value-type="string" calcext:value-type="string" table:number-columns-spanned="2" table:number-rows-spanned="3">
            <text:p>Arranjo formado por mulher preta ou parda sem cônjuge e com filho(s) até 14 anos</text:p>
          </table:table-cell>
          <table:covered-table-cell table:style-name="ce18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17" table:style-name="ce11"/>
          <table:covered-table-cell table:style-name="ce10"/>
          <table:table-cell table:number-columns-repeated="1005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12" office:value-type="float" office:value="14506.7441613077" calcext:value-type="float">
            <text:p><text:s text:c="2"/>14 507 </text:p>
          </table:table-cell>
          <table:table-cell table:style-name="ce12" office:value-type="float" office:value="58778.5050907049" calcext:value-type="float">
            <text:p><text:s text:c="2"/>58 779 </text:p>
          </table:table-cell>
          <table:table-cell table:style-name="ce12" office:value-type="float" office:value="2266.24380953836" calcext:value-type="float">
            <text:p><text:s text:c="2"/>2 266 </text:p>
          </table:table-cell>
          <table:table-cell table:style-name="ce12" office:value-type="float" office:value="9849.24729194952" calcext:value-type="float">
            <text:p><text:s text:c="2"/>9 849 </text:p>
          </table:table-cell>
          <table:table-cell table:style-name="ce12" office:value-type="float" office:value="3374.22823121482" calcext:value-type="float">
            <text:p><text:s text:c="2"/>3 374 </text:p>
          </table:table-cell>
          <table:table-cell table:style-name="ce12" office:value-type="float" office:value="11569.4264793733" calcext:value-type="float">
            <text:p><text:s text:c="2"/>11 569 </text:p>
          </table:table-cell>
          <table:table-cell table:style-name="ce12" office:value-type="float" office:value="4579.66689308883" calcext:value-type="float">
            <text:p><text:s text:c="2"/>4 580 </text:p>
          </table:table-cell>
          <table:table-cell table:style-name="ce12" office:value-type="float" office:value="24941.9527915278" calcext:value-type="float">
            <text:p><text:s text:c="2"/>24 942 </text:p>
          </table:table-cell>
          <table:table-cell table:style-name="ce12" office:value-type="float" office:value="629.855012240521" calcext:value-type="float">
            <text:p><text:s text:c="3"/>630 </text:p>
          </table:table-cell>
          <table:table-cell table:style-name="ce12" office:value-type="float" office:value="3504.54717381693" calcext:value-type="float">
            <text:p><text:s text:c="2"/>3 505 </text:p>
          </table:table-cell>
          <table:table-cell table:style-name="ce12" office:value-type="float" office:value="573.797874418139" calcext:value-type="float">
            <text:p><text:s text:c="3"/>574 </text:p>
          </table:table-cell>
          <table:table-cell table:style-name="ce12" office:value-type="float" office:value="3191.44380768801" calcext:value-type="float">
            <text:p><text:s text:c="2"/>3 191 </text:p>
          </table:table-cell>
          <table:table-cell table:style-name="ce12" office:value-type="float" office:value="139.296230620762" calcext:value-type="float">
            <text:p><text:s text:c="3"/>139 </text:p>
          </table:table-cell>
          <table:table-cell table:style-name="ce12" office:value-type="float" office:value="1088.6160779471" calcext:value-type="float">
            <text:p><text:s text:c="2"/>1 089 </text:p>
          </table:table-cell>
          <table:table-cell table:style-name="ce12" office:value-type="float" office:value="420.364956514796" calcext:value-type="float">
            <text:p><text:s text:c="3"/>420 </text:p>
          </table:table-cell>
          <table:table-cell table:style-name="ce12" office:value-type="float" office:value="2034.76715620272" calcext:value-type="float">
            <text:p><text:s text:c="2"/>2 035 </text:p>
          </table:table-cell>
          <table:table-cell table:style-name="ce12" office:value-type="float" office:value="3656.75021522515" calcext:value-type="float">
            <text:p><text:s text:c="2"/>3 657 </text:p>
          </table:table-cell>
          <table:table-cell table:style-name="ce12" office:value-type="float" office:value="8913.33135403728" calcext:value-type="float">
            <text:p><text:s text:c="2"/>8 913 </text:p>
          </table:table-cell>
          <table:table-cell table:style-name="ce23" table:number-columns-repeated="1005"/>
        </table:table-row>
        <table:table-row table:style-name="ro1">
          <table:table-cell office:value-type="string" calcext:value-type="string">
            <text:p>Norte</text:p>
          </table:table-cell>
          <table:table-cell table:style-name="ce13" office:value-type="float" office:value="1114.06879698669" calcext:value-type="float">
            <text:p><text:s text:c="2"/>1 114 </text:p>
          </table:table-cell>
          <table:table-cell table:style-name="ce13" office:value-type="float" office:value="4314.57324646572" calcext:value-type="float">
            <text:p><text:s text:c="2"/>4 315 </text:p>
          </table:table-cell>
          <table:table-cell table:style-name="ce13" office:value-type="float" office:value="135.650140879485" calcext:value-type="float">
            <text:p><text:s text:c="3"/>136 </text:p>
          </table:table-cell>
          <table:table-cell table:style-name="ce13" office:value-type="float" office:value="541.514773495362" calcext:value-type="float">
            <text:p><text:s text:c="3"/>542 </text:p>
          </table:table-cell>
          <table:table-cell table:style-name="ce13" office:value-type="float" office:value="225.827410881384" calcext:value-type="float">
            <text:p><text:s text:c="3"/>226 </text:p>
          </table:table-cell>
          <table:table-cell table:style-name="ce13" office:value-type="float" office:value="692.431376357786" calcext:value-type="float">
            <text:p><text:s text:c="3"/>692 </text:p>
          </table:table-cell>
          <table:table-cell table:style-name="ce13" office:value-type="float" office:value="438.985253318882" calcext:value-type="float">
            <text:p><text:s text:c="3"/>439 </text:p>
          </table:table-cell>
          <table:table-cell table:style-name="ce13" office:value-type="float" office:value="2097.99194364786" calcext:value-type="float">
            <text:p><text:s text:c="2"/>2 098 </text:p>
          </table:table-cell>
          <table:table-cell table:style-name="ce13" office:value-type="float" office:value="66.0928990075368" calcext:value-type="float">
            <text:p><text:s text:c="3"/>66 </text:p>
          </table:table-cell>
          <table:table-cell table:style-name="ce13" office:value-type="float" office:value="290.644777096913" calcext:value-type="float">
            <text:p><text:s text:c="3"/>291 </text:p>
          </table:table-cell>
          <table:table-cell table:style-name="ce13" office:value-type="float" office:value="58.2682908679106" calcext:value-type="float">
            <text:p><text:s text:c="3"/>58 </text:p>
          </table:table-cell>
          <table:table-cell table:style-name="ce13" office:value-type="float" office:value="252.345515359699" calcext:value-type="float">
            <text:p><text:s text:c="3"/>252 </text:p>
          </table:table-cell>
          <table:table-cell table:style-name="ce13" office:value-type="float" office:value="6.51710851423248" calcext:value-type="float">
            <text:p><text:s text:c="3"/>7 </text:p>
          </table:table-cell>
          <table:table-cell table:style-name="ce13" office:value-type="float" office:value="34.1319873909314" calcext:value-type="float">
            <text:p><text:s text:c="3"/>34 </text:p>
          </table:table-cell>
          <table:table-cell table:style-name="ce13" office:value-type="float" office:value="51.1057738441422" calcext:value-type="float">
            <text:p><text:s text:c="3"/>51 </text:p>
          </table:table-cell>
          <table:table-cell table:style-name="ce13" office:value-type="float" office:value="215.078480174931" calcext:value-type="float">
            <text:p><text:s text:c="3"/>215 </text:p>
          </table:table-cell>
          <table:table-cell table:style-name="ce13" office:value-type="float" office:value="247.513092899406" calcext:value-type="float">
            <text:p><text:s text:c="3"/>248 </text:p>
          </table:table-cell>
          <table:table-cell table:style-name="ce13" office:value-type="float" office:value="691.990375867803" calcext:value-type="float">
            <text:p><text:s text:c="3"/>692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deste</text:p>
          </table:table-cell>
          <table:table-cell table:style-name="ce13" office:value-type="float" office:value="4516.09016867073" calcext:value-type="float">
            <text:p><text:s text:c="2"/>4 516 </text:p>
          </table:table-cell>
          <table:table-cell table:style-name="ce13" office:value-type="float" office:value="14536.1944029883" calcext:value-type="float">
            <text:p><text:s text:c="2"/>14 536 </text:p>
          </table:table-cell>
          <table:table-cell table:style-name="ce13" office:value-type="float" office:value="585.002198950288" calcext:value-type="float">
            <text:p><text:s text:c="3"/>585 </text:p>
          </table:table-cell>
          <table:table-cell table:style-name="ce13" office:value-type="float" office:value="2222.02515074771" calcext:value-type="float">
            <text:p><text:s text:c="2"/>2 222 </text:p>
          </table:table-cell>
          <table:table-cell table:style-name="ce13" office:value-type="float" office:value="973.269280159564" calcext:value-type="float">
            <text:p><text:s text:c="3"/>973 </text:p>
          </table:table-cell>
          <table:table-cell table:style-name="ce13" office:value-type="float" office:value="2575.90382548773" calcext:value-type="float">
            <text:p><text:s text:c="2"/>2 576 </text:p>
          </table:table-cell>
          <table:table-cell table:style-name="ce13" office:value-type="float" office:value="1531.28230189058" calcext:value-type="float">
            <text:p><text:s text:c="2"/>1 531 </text:p>
          </table:table-cell>
          <table:table-cell table:style-name="ce13" office:value-type="float" office:value="6305.32060864919" calcext:value-type="float">
            <text:p><text:s text:c="2"/>6 305 </text:p>
          </table:table-cell>
          <table:table-cell table:style-name="ce13" office:value-type="float" office:value="214.039644813397" calcext:value-type="float">
            <text:p><text:s text:c="3"/>214 </text:p>
          </table:table-cell>
          <table:table-cell table:style-name="ce13" office:value-type="float" office:value="1058.71141104951" calcext:value-type="float">
            <text:p><text:s text:c="2"/>1 059 </text:p>
          </table:table-cell>
          <table:table-cell table:style-name="ce13" office:value-type="float" office:value="195.993199890306" calcext:value-type="float">
            <text:p><text:s text:c="3"/>196 </text:p>
          </table:table-cell>
          <table:table-cell table:style-name="ce13" office:value-type="float" office:value="964.335889429106" calcext:value-type="float">
            <text:p><text:s text:c="3"/>964 </text:p>
          </table:table-cell>
          <table:table-cell table:style-name="ce13" office:value-type="float" office:value="33.574892207816" calcext:value-type="float">
            <text:p><text:s text:c="3"/>34 </text:p>
          </table:table-cell>
          <table:table-cell table:style-name="ce13" office:value-type="float" office:value="194.700389787882" calcext:value-type="float">
            <text:p><text:s text:c="3"/>195 </text:p>
          </table:table-cell>
          <table:table-cell table:style-name="ce13" office:value-type="float" office:value="159.268987361526" calcext:value-type="float">
            <text:p><text:s text:c="3"/>159 </text:p>
          </table:table-cell>
          <table:table-cell table:style-name="ce13" office:value-type="float" office:value="759.596102938474" calcext:value-type="float">
            <text:p><text:s text:c="3"/>760 </text:p>
          </table:table-cell>
          <table:table-cell table:style-name="ce13" office:value-type="float" office:value="1212.4967428569" calcext:value-type="float">
            <text:p><text:s text:c="2"/>1 212 </text:p>
          </table:table-cell>
          <table:table-cell table:style-name="ce13" office:value-type="float" office:value="2374.23340705417" calcext:value-type="float">
            <text:p><text:s text:c="2"/>2 374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deste</text:p>
          </table:table-cell>
          <table:table-cell table:style-name="ce13" office:value-type="float" office:value="5989.86869534787" calcext:value-type="float">
            <text:p><text:s text:c="2"/>5 990 </text:p>
          </table:table-cell>
          <table:table-cell table:style-name="ce13" office:value-type="float" office:value="26034.1754399838" calcext:value-type="float">
            <text:p><text:s text:c="2"/>26 034 </text:p>
          </table:table-cell>
          <table:table-cell table:style-name="ce13" office:value-type="float" office:value="1088.01742015684" calcext:value-type="float">
            <text:p><text:s text:c="2"/>1 088 </text:p>
          </table:table-cell>
          <table:table-cell table:style-name="ce13" office:value-type="float" office:value="4685.88604761902" calcext:value-type="float">
            <text:p><text:s text:c="2"/>4 686 </text:p>
          </table:table-cell>
          <table:table-cell table:style-name="ce13" office:value-type="float" office:value="1383.857349496" calcext:value-type="float">
            <text:p><text:s text:c="2"/>1 384 </text:p>
          </table:table-cell>
          <table:table-cell table:style-name="ce13" office:value-type="float" office:value="5204.62736879617" calcext:value-type="float">
            <text:p><text:s text:c="2"/>5 205 </text:p>
          </table:table-cell>
          <table:table-cell table:style-name="ce13" office:value-type="float" office:value="1696.22601912578" calcext:value-type="float">
            <text:p><text:s text:c="2"/>1 696 </text:p>
          </table:table-cell>
          <table:table-cell table:style-name="ce13" office:value-type="float" office:value="10711.106719682" calcext:value-type="float">
            <text:p><text:s text:c="2"/>10 711 </text:p>
          </table:table-cell>
          <table:table-cell table:style-name="ce13" office:value-type="float" office:value="256.625176425146" calcext:value-type="float">
            <text:p><text:s text:c="3"/>257 </text:p>
          </table:table-cell>
          <table:table-cell table:style-name="ce13" office:value-type="float" office:value="1424.55025394916" calcext:value-type="float">
            <text:p><text:s text:c="2"/>1 425 </text:p>
          </table:table-cell>
          <table:table-cell table:style-name="ce13" office:value-type="float" office:value="234.424136292617" calcext:value-type="float">
            <text:p><text:s text:c="3"/>234 </text:p>
          </table:table-cell>
          <table:table-cell table:style-name="ce13" office:value-type="float" office:value="1312.75288308967" calcext:value-type="float">
            <text:p><text:s text:c="2"/>1 313 </text:p>
          </table:table-cell>
          <table:table-cell table:style-name="ce13" office:value-type="float" office:value="62.5328841648581" calcext:value-type="float">
            <text:p><text:s text:c="3"/>63 </text:p>
          </table:table-cell>
          <table:table-cell table:style-name="ce13" office:value-type="float" office:value="518.665267223988" calcext:value-type="float">
            <text:p><text:s text:c="3"/>519 </text:p>
          </table:table-cell>
          <table:table-cell table:style-name="ce13" office:value-type="float" office:value="165.463145246769" calcext:value-type="float">
            <text:p><text:s text:c="3"/>165 </text:p>
          </table:table-cell>
          <table:table-cell table:style-name="ce13" office:value-type="float" office:value="748.247861412598" calcext:value-type="float">
            <text:p><text:s text:c="3"/>748 </text:p>
          </table:table-cell>
          <table:table-cell table:style-name="ce13" office:value-type="float" office:value="1565.14273014411" calcext:value-type="float">
            <text:p><text:s text:c="2"/>1 565 </text:p>
          </table:table-cell>
          <table:table-cell table:style-name="ce13" office:value-type="float" office:value="4008.0050499374" calcext:value-type="float">
            <text:p><text:s text:c="2"/>4 008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l</text:p>
          </table:table-cell>
          <table:table-cell table:style-name="ce13" office:value-type="float" office:value="1951.94169275246" calcext:value-type="float">
            <text:p><text:s text:c="2"/>1 952 </text:p>
          </table:table-cell>
          <table:table-cell table:style-name="ce13" office:value-type="float" office:value="9169.07417225356" calcext:value-type="float">
            <text:p><text:s text:c="2"/>9 169 </text:p>
          </table:table-cell>
          <table:table-cell table:style-name="ce13" office:value-type="float" office:value="310.033218517822" calcext:value-type="float">
            <text:p><text:s text:c="3"/>310 </text:p>
          </table:table-cell>
          <table:table-cell table:style-name="ce13" office:value-type="float" office:value="1609.93206419928" calcext:value-type="float">
            <text:p><text:s text:c="2"/>1 610 </text:p>
          </table:table-cell>
          <table:table-cell table:style-name="ce13" office:value-type="float" office:value="579.853056076347" calcext:value-type="float">
            <text:p><text:s text:c="3"/>580 </text:p>
          </table:table-cell>
          <table:table-cell table:style-name="ce13" office:value-type="float" office:value="2178.97081352742" calcext:value-type="float">
            <text:p><text:s text:c="2"/>2 179 </text:p>
          </table:table-cell>
          <table:table-cell table:style-name="ce13" office:value-type="float" office:value="610.772813836918" calcext:value-type="float">
            <text:p><text:s text:c="3"/>611 </text:p>
          </table:table-cell>
          <table:table-cell table:style-name="ce13" office:value-type="float" office:value="3790.78432234265" calcext:value-type="float">
            <text:p><text:s text:c="2"/>3 791 </text:p>
          </table:table-cell>
          <table:table-cell table:style-name="ce13" office:value-type="float" office:value="56.1095725152696" calcext:value-type="float">
            <text:p><text:s text:c="3"/>56 </text:p>
          </table:table-cell>
          <table:table-cell table:style-name="ce13" office:value-type="float" office:value="425.221661323894" calcext:value-type="float">
            <text:p><text:s text:c="3"/>425 </text:p>
          </table:table-cell>
          <table:table-cell table:style-name="ce13" office:value-type="float" office:value="55.549589115868" calcext:value-type="float">
            <text:p><text:s text:c="3"/>56 </text:p>
          </table:table-cell>
          <table:table-cell table:style-name="ce13" office:value-type="float" office:value="384.390481901069" calcext:value-type="float">
            <text:p><text:s text:c="3"/>384 </text:p>
          </table:table-cell>
          <table:table-cell table:style-name="ce13" office:value-type="float" office:value="31.3763251183925" calcext:value-type="float">
            <text:p><text:s text:c="3"/>31 </text:p>
          </table:table-cell>
          <table:table-cell table:style-name="ce13" office:value-type="float" office:value="262.90328274812" calcext:value-type="float">
            <text:p><text:s text:c="3"/>263 </text:p>
          </table:table-cell>
          <table:table-cell table:style-name="ce13" office:value-type="float" office:value="20.8566449606461" calcext:value-type="float">
            <text:p><text:s text:c="3"/>21 </text:p>
          </table:table-cell>
          <table:table-cell table:style-name="ce13" office:value-type="float" office:value="117.449124933724" calcext:value-type="float">
            <text:p><text:s text:c="3"/>117 </text:p>
          </table:table-cell>
          <table:table-cell table:style-name="ce13" office:value-type="float" office:value="395.173031806102" calcext:value-type="float">
            <text:p><text:s text:c="3"/>395 </text:p>
          </table:table-cell>
          <table:table-cell table:style-name="ce13" office:value-type="float" office:value="1164.16531086032" calcext:value-type="float">
            <text:p><text:s text:c="2"/>1 164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ntro-Oeste</text:p>
          </table:table-cell>
          <table:table-cell table:style-name="ce13" office:value-type="float" office:value="934.774807549917" calcext:value-type="float">
            <text:p><text:s text:c="3"/>935 </text:p>
          </table:table-cell>
          <table:table-cell table:style-name="ce13" office:value-type="float" office:value="4724.48782901348" calcext:value-type="float">
            <text:p><text:s text:c="2"/>4 724 </text:p>
          </table:table-cell>
          <table:table-cell table:style-name="ce13" office:value-type="float" office:value="147.540831033922" calcext:value-type="float">
            <text:p><text:s text:c="3"/>148 </text:p>
          </table:table-cell>
          <table:table-cell table:style-name="ce13" office:value-type="float" office:value="789.889255888143" calcext:value-type="float">
            <text:p><text:s text:c="3"/>790 </text:p>
          </table:table-cell>
          <table:table-cell table:style-name="ce13" office:value-type="float" office:value="211.421134601522" calcext:value-type="float">
            <text:p><text:s text:c="3"/>211 </text:p>
          </table:table-cell>
          <table:table-cell table:style-name="ce13" office:value-type="float" office:value="917.493095204214" calcext:value-type="float">
            <text:p><text:s text:c="3"/>917 </text:p>
          </table:table-cell>
          <table:table-cell table:style-name="ce13" office:value-type="float" office:value="302.400504916663" calcext:value-type="float">
            <text:p><text:s text:c="3"/>302 </text:p>
          </table:table-cell>
          <table:table-cell table:style-name="ce13" office:value-type="float" office:value="2036.74919720608" calcext:value-type="float">
            <text:p><text:s text:c="2"/>2 037 </text:p>
          </table:table-cell>
          <table:table-cell table:style-name="ce13" office:value-type="float" office:value="36.9877194791709" calcext:value-type="float">
            <text:p><text:s text:c="3"/>37 </text:p>
          </table:table-cell>
          <table:table-cell table:style-name="ce13" office:value-type="float" office:value="305.419070397459" calcext:value-type="float">
            <text:p><text:s text:c="3"/>305 </text:p>
          </table:table-cell>
          <table:table-cell table:style-name="ce13" office:value-type="float" office:value="29.5626582514368" calcext:value-type="float">
            <text:p><text:s text:c="3"/>30 </text:p>
          </table:table-cell>
          <table:table-cell table:style-name="ce13" office:value-type="float" office:value="277.619037908467" calcext:value-type="float">
            <text:p><text:s text:c="3"/>278 </text:p>
          </table:table-cell>
          <table:table-cell table:style-name="ce13" office:value-type="float" office:value="5.29502061546316" calcext:value-type="float">
            <text:p><text:s text:c="3"/>5 </text:p>
          </table:table-cell>
          <table:table-cell table:style-name="ce13" office:value-type="float" office:value="78.215150796181" calcext:value-type="float">
            <text:p><text:s text:c="3"/>78 </text:p>
          </table:table-cell>
          <table:table-cell table:style-name="ce13" office:value-type="float" office:value="23.6704051017127" calcext:value-type="float">
            <text:p><text:s text:c="3"/>24 </text:p>
          </table:table-cell>
          <table:table-cell table:style-name="ce13" office:value-type="float" office:value="194.395586742995" calcext:value-type="float">
            <text:p><text:s text:c="3"/>194 </text:p>
          </table:table-cell>
          <table:table-cell table:style-name="ce13" office:value-type="float" office:value="236.424617518638" calcext:value-type="float">
            <text:p><text:s text:c="3"/>236 </text:p>
          </table:table-cell>
          <table:table-cell table:style-name="ce13" office:value-type="float" office:value="674.937210317577" calcext:value-type="float">
            <text:p><text:s text:c="3"/>675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Situação do domicílio</text:p>
          </table:table-cell>
          <table:table-cell table:style-name="ce12" table:number-columns-repeated="18"/>
          <table:table-cell table:style-name="ce23" table:number-columns-repeated="1005"/>
        </table:table-row>
        <table:table-row table:style-name="ro1">
          <table:table-cell office:value-type="string" calcext:value-type="string">
            <text:p>Urbana</text:p>
          </table:table-cell>
          <table:table-cell table:style-name="ce13" office:value-type="float" office:value="12148.2106675" calcext:value-type="float">
            <text:p><text:s text:c="2"/>12 148 </text:p>
          </table:table-cell>
          <table:table-cell table:style-name="ce13" office:value-type="float" office:value="51098.2238858243" calcext:value-type="float">
            <text:p><text:s text:c="2"/>51 098 </text:p>
          </table:table-cell>
          <table:table-cell table:style-name="ce13" office:value-type="float" office:value="1981.63710140687" calcext:value-type="float">
            <text:p><text:s text:c="2"/>1 982 </text:p>
          </table:table-cell>
          <table:table-cell table:style-name="ce13" office:value-type="float" office:value="8726.98783990764" calcext:value-type="float">
            <text:p><text:s text:c="2"/>8 727 </text:p>
          </table:table-cell>
          <table:table-cell table:style-name="ce13" office:value-type="float" office:value="2685.37102968899" calcext:value-type="float">
            <text:p><text:s text:c="2"/>2 685 </text:p>
          </table:table-cell>
          <table:table-cell table:style-name="ce13" office:value-type="float" office:value="9852.277323675" calcext:value-type="float">
            <text:p><text:s text:c="2"/>9 852 </text:p>
          </table:table-cell>
          <table:table-cell table:style-name="ce13" office:value-type="float" office:value="3677.85039441364" calcext:value-type="float">
            <text:p><text:s text:c="2"/>3 678 </text:p>
          </table:table-cell>
          <table:table-cell table:style-name="ce13" office:value-type="float" office:value="21199.7429611644" calcext:value-type="float">
            <text:p><text:s text:c="2"/>21 200 </text:p>
          </table:table-cell>
          <table:table-cell table:style-name="ce13" office:value-type="float" office:value="562.673486561172" calcext:value-type="float">
            <text:p><text:s text:c="3"/>563 </text:p>
          </table:table-cell>
          <table:table-cell table:style-name="ce13" office:value-type="float" office:value="3158.8621559566" calcext:value-type="float">
            <text:p><text:s text:c="2"/>3 159 </text:p>
          </table:table-cell>
          <table:table-cell table:style-name="ce13" office:value-type="float" office:value="519.839233321598" calcext:value-type="float">
            <text:p><text:s text:c="3"/>520 </text:p>
          </table:table-cell>
          <table:table-cell table:style-name="ce13" office:value-type="float" office:value="2899.14333402533" calcext:value-type="float">
            <text:p><text:s text:c="2"/>2 899 </text:p>
          </table:table-cell>
          <table:table-cell table:style-name="ce13" office:value-type="float" office:value="130.342945894323" calcext:value-type="float">
            <text:p><text:s text:c="3"/>130 </text:p>
          </table:table-cell>
          <table:table-cell table:style-name="ce13" office:value-type="float" office:value="1022.50709960046" calcext:value-type="float">
            <text:p><text:s text:c="2"/>1 023 </text:p>
          </table:table-cell>
          <table:table-cell table:style-name="ce13" office:value-type="float" office:value="377.332674800908" calcext:value-type="float">
            <text:p><text:s text:c="3"/>377 </text:p>
          </table:table-cell>
          <table:table-cell table:style-name="ce13" office:value-type="float" office:value="1811.78631781647" calcext:value-type="float">
            <text:p><text:s text:c="2"/>1 812 </text:p>
          </table:table-cell>
          <table:table-cell table:style-name="ce13" office:value-type="float" office:value="3240.67865542936" calcext:value-type="float">
            <text:p><text:s text:c="2"/>3 241 </text:p>
          </table:table-cell>
          <table:table-cell table:style-name="ce13" office:value-type="float" office:value="8160.35360512065" calcext:value-type="float">
            <text:p><text:s text:c="2"/>8 160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ral</text:p>
          </table:table-cell>
          <table:table-cell table:style-name="ce13" office:value-type="float" office:value="2358.53349380763" calcext:value-type="float">
            <text:p><text:s text:c="2"/>2 359 </text:p>
          </table:table-cell>
          <table:table-cell table:style-name="ce13" office:value-type="float" office:value="7680.28120488055" calcext:value-type="float">
            <text:p><text:s text:c="2"/>7 680 </text:p>
          </table:table-cell>
          <table:table-cell table:style-name="ce13" office:value-type="float" office:value="284.606708131485" calcext:value-type="float">
            <text:p><text:s text:c="3"/>285 </text:p>
          </table:table-cell>
          <table:table-cell table:style-name="ce13" office:value-type="float" office:value="1122.25945204188" calcext:value-type="float">
            <text:p><text:s text:c="2"/>1 122 </text:p>
          </table:table-cell>
          <table:table-cell table:style-name="ce13" office:value-type="float" office:value="688.857201525828" calcext:value-type="float">
            <text:p><text:s text:c="3"/>689 </text:p>
          </table:table-cell>
          <table:table-cell table:style-name="ce13" office:value-type="float" office:value="1717.14915569832" calcext:value-type="float">
            <text:p><text:s text:c="2"/>1 717 </text:p>
          </table:table-cell>
          <table:table-cell table:style-name="ce13" office:value-type="float" office:value="901.816498675184" calcext:value-type="float">
            <text:p><text:s text:c="3"/>902 </text:p>
          </table:table-cell>
          <table:table-cell table:style-name="ce13" office:value-type="float" office:value="3742.20983036339" calcext:value-type="float">
            <text:p><text:s text:c="2"/>3 742 </text:p>
          </table:table-cell>
          <table:table-cell table:style-name="ce13" office:value-type="float" office:value="67.1815256793486" calcext:value-type="float">
            <text:p><text:s text:c="3"/>67 </text:p>
          </table:table-cell>
          <table:table-cell table:style-name="ce13" office:value-type="float" office:value="345.685017860327" calcext:value-type="float">
            <text:p><text:s text:c="3"/>346 </text:p>
          </table:table-cell>
          <table:table-cell table:style-name="ce13" office:value-type="float" office:value="53.9586410965407" calcext:value-type="float">
            <text:p><text:s text:c="3"/>54 </text:p>
          </table:table-cell>
          <table:table-cell table:style-name="ce13" office:value-type="float" office:value="292.300473662685" calcext:value-type="float">
            <text:p><text:s text:c="3"/>292 </text:p>
          </table:table-cell>
          <table:table-cell table:style-name="ce13" office:value-type="float" office:value="8.95328472643894" calcext:value-type="float">
            <text:p><text:s text:c="3"/>9 </text:p>
          </table:table-cell>
          <table:table-cell table:style-name="ce13" office:value-type="float" office:value="66.108978346647" calcext:value-type="float">
            <text:p><text:s text:c="3"/>66 </text:p>
          </table:table-cell>
          <table:table-cell table:style-name="ce13" office:value-type="float" office:value="43.0322817138875" calcext:value-type="float">
            <text:p><text:s text:c="3"/>43 </text:p>
          </table:table-cell>
          <table:table-cell table:style-name="ce13" office:value-type="float" office:value="222.980838386247" calcext:value-type="float">
            <text:p><text:s text:c="3"/>223 </text:p>
          </table:table-cell>
          <table:table-cell table:style-name="ce13" office:value-type="float" office:value="416.071559795785" calcext:value-type="float">
            <text:p><text:s text:c="3"/>416 </text:p>
          </table:table-cell>
          <table:table-cell table:style-name="ce13" office:value-type="float" office:value="752.97774891663" calcext:value-type="float">
            <text:p><text:s text:c="3"/>753 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Classes de rendimento domiciliar <text:span text:style-name="T3">per capita</text:span><text:span text:style-name="T4"> (1)(2)</text:span></text:p>
          </table:table-cell>
          <table:table-cell table:style-name="ce12" table:number-columns-repeated="18"/>
          <table:table-cell table:style-name="ce23" table:number-columns-repeated="1005"/>
        </table:table-row>
        <table:table-row table:style-name="ro1">
          <table:table-cell table:style-name="ce6" office:value-type="string" calcext:value-type="string">
            <text:p>Menor que US$ 5,5 PPC 2011</text:p>
          </table:table-cell>
          <table:table-cell table:style-name="ce13" office:value-type="float" office:value="2586.5089137877" calcext:value-type="float">
            <text:p><text:s text:c="2"/>2 587 </text:p>
          </table:table-cell>
          <table:table-cell table:style-name="ce13" office:value-type="float" office:value="9867.53493839732" calcext:value-type="float">
            <text:p><text:s text:c="2"/>9 868 </text:p>
          </table:table-cell>
          <table:table-cell table:style-name="ce13" office:value-type="float" office:value="256.831676929718" calcext:value-type="float">
            <text:p><text:s text:c="3"/>257 </text:p>
          </table:table-cell>
          <table:table-cell table:style-name="ce13" office:value-type="float" office:value="823.02917511992" calcext:value-type="float">
            <text:p><text:s text:c="3"/>823 </text:p>
          </table:table-cell>
          <table:table-cell table:style-name="ce13" office:value-type="float" office:value="290.238905716754" calcext:value-type="float">
            <text:p><text:s text:c="3"/>290 </text:p>
          </table:table-cell>
          <table:table-cell table:style-name="ce13" office:value-type="float" office:value="706.864912939397" calcext:value-type="float">
            <text:p><text:s text:c="3"/>707 </text:p>
          </table:table-cell>
          <table:table-cell table:style-name="ce13" office:value-type="float" office:value="1189.37842583252" calcext:value-type="float">
            <text:p><text:s text:c="2"/>1 189 </text:p>
          </table:table-cell>
          <table:table-cell table:style-name="ce13" office:value-type="float" office:value="5572.21016726228" calcext:value-type="float">
            <text:p><text:s text:c="2"/>5 572 </text:p>
          </table:table-cell>
          <table:table-cell table:style-name="ce13" office:value-type="float" office:value="317.607799133504" calcext:value-type="float">
            <text:p><text:s text:c="3"/>318 </text:p>
          </table:table-cell>
          <table:table-cell table:style-name="ce13" office:value-type="float" office:value="1573.43761668243" calcext:value-type="float">
            <text:p><text:s text:c="2"/>1 573 </text:p>
          </table:table-cell>
          <table:table-cell table:style-name="ce13" office:value-type="float" office:value="303.24006309557" calcext:value-type="float">
            <text:p><text:s text:c="3"/>303 </text:p>
          </table:table-cell>
          <table:table-cell table:style-name="ce13" office:value-type="float" office:value="1481.46095032385" calcext:value-type="float">
            <text:p><text:s text:c="2"/>1 481 </text:p>
          </table:table-cell>
          <table:table-cell table:style-name="ce13" office:value-type="float" office:value="61.5959241531617" calcext:value-type="float">
            <text:p><text:s text:c="3"/>62 </text:p>
          </table:table-cell>
          <table:table-cell table:style-name="ce13" office:value-type="float" office:value="369.155106063788" calcext:value-type="float">
            <text:p><text:s text:c="3"/>369 </text:p>
          </table:table-cell>
          <table:table-cell table:style-name="ce13" office:value-type="float" office:value="232.003926884449" calcext:value-type="float">
            <text:p><text:s text:c="3"/>232 </text:p>
          </table:table-cell>
          <table:table-cell table:style-name="ce13" office:value-type="float" office:value="1071.94070360078" calcext:value-type="float">
            <text:p><text:s text:c="2"/>1 072 </text:p>
          </table:table-cell>
          <table:table-cell table:style-name="ce13" office:value-type="float" office:value="532.452106175206" calcext:value-type="float">
            <text:p><text:s text:c="3"/>532 </text:p>
          </table:table-cell>
          <table:table-cell table:style-name="ce13" office:value-type="float" office:value="1191.99306639331" calcext:value-type="float">
            <text:p><text:s text:c="2"/>1 192 </text:p>
          </table:table-cell>
          <table:table-cell table:number-columns-repeated="1005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Fonte: IBGE, Diretoria de Pesquisas, Coordenação de Trabalho e Rendimento, Pesquisa Nacional de Saúde 2019.</text:p>
          </table:table-cell>
          <table:table-cell table:style-name="ce14" table:number-columns-repeated="18"/>
          <table:table-cell table:number-columns-repeated="1005"/>
        </table:table-row>
        <table:table-row table:style-name="ro1">
          <table:table-cell table:style-name="ce7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omicílio "com deficiência" é o domicílio em que pelo menos uma pessoa possui algum tipo de deficiência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omicílio "sem deficiência" é o domicílio onde nenhuma pessoa tem deficiência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(1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(2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4"/>
        <table:table-column table:style-name="co2" table:number-columns-repeated="18" table:default-cell-style-name="ce4"/>
        <table:table-column table:style-name="co2" table:number-columns-repeated="16" table:default-cell-style-name="ce22"/>
        <table:table-column table:style-name="co3" table:number-columns-repeated="222" table:default-cell-style-name="ce2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2">
            <text:p>Tabela 1.8 - Coeficientes de variação do total de domicílios, por tipo de arranjo domiciliar e condição de deficiência, segundo as Grandes Regiões, situação do domicílio e classes de rendimento domiciliar per capita - Brasil - 2019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" table:number-rows-spanned="9">
            <text:p><text:span text:style-name="T1">Grandes Regiões, situação do domicílio e classes de rendimento domiciliar </text:span><text:span text:style-name="T2">per capita</text:span></text:p>
          </table:table-cell>
          <table:table-cell table:style-name="ce10" office:value-type="string" calcext:value-type="string" table:number-columns-spanned="18" table:number-rows-spanned="1">
            <text:p>Domicílios (1 000 domicílios)</text:p>
          </table:table-cell>
          <table:covered-table-cell table:number-columns-repeated="17" table:style-name="ce10"/>
          <table:table-cell table:number-columns-repeated="1005"/>
        </table:table-row>
        <table:table-row table:style-name="ro1">
          <table:covered-table-cell table:style-name="ce2"/>
          <table:table-cell table:style-name="ce11" office:value-type="string" calcext:value-type="string" table:number-columns-spanned="2" table:number-rows-spanned="6">
            <text:p>Total</text:p>
          </table:table-cell>
          <table:covered-table-cell table:style-name="ce11"/>
          <table:table-cell table:style-name="ce10" office:value-type="string" calcext:value-type="string" table:number-columns-spanned="16" table:number-rows-spanned="1">
            <text:p>Tipos de arranjos domiciliares</text:p>
          </table:table-cell>
          <table:covered-table-cell table:number-columns-repeated="15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2" table:style-name="ce11"/>
          <table:table-cell table:style-name="ce11" office:value-type="string" calcext:value-type="string" table:number-columns-spanned="2" table:number-rows-spanned="5">
            <text:p>Unipessoal</text:p>
          </table:table-cell>
          <table:covered-table-cell table:style-name="ce11"/>
          <table:table-cell table:style-name="ce11" office:value-type="string" calcext:value-type="string" table:number-columns-spanned="2" table:number-rows-spanned="5">
            <text:p>Casal sem filho</text:p>
          </table:table-cell>
          <table:covered-table-cell table:style-name="ce11"/>
          <table:table-cell table:style-name="ce11" office:value-type="string" calcext:value-type="string" table:number-columns-spanned="2" table:number-rows-spanned="5">
            <text:p>Casal com filho(s)</text:p>
          </table:table-cell>
          <table:covered-table-cell table:style-name="ce11"/>
          <table:table-cell table:style-name="ce11" office:value-type="string" calcext:value-type="string" table:number-columns-spanned="8" table:number-rows-spanned="1">
            <text:p>Arranjo formado por responsável sem cônjuge e com filho(s) até 14 anos</text:p>
          </table:table-cell>
          <table:covered-table-cell table:number-columns-repeated="6" table:style-name="ce17"/>
          <table:covered-table-cell table:style-name="ce21"/>
          <table:table-cell table:style-name="ce10" office:value-type="string" calcext:value-type="string" table:number-columns-spanned="2" table:number-rows-spanned="5">
            <text:p>Outros</text:p>
          </table:table-cell>
          <table:covered-table-cell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table-cell table:style-name="ce11" office:value-type="string" calcext:value-type="string" table:number-columns-spanned="2" table:number-rows-spanned="4">
            <text:p>Total</text:p>
          </table:table-cell>
          <table:covered-table-cell table:style-name="ce18"/>
          <table:table-cell table:style-name="ce11" office:value-type="string" calcext:value-type="string" table:number-columns-spanned="6" table:number-rows-spanned="1">
            <text:p>Arranjo formado por mulher sem cônjuge e com filho(s) até 14 anos</text:p>
          </table:table-cell>
          <table:covered-table-cell table:number-columns-repeated="4" table:style-name="ce17"/>
          <table:covered-table-cell table:style-name="ce21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covered-table-cell table:style-name="ce15"/>
          <table:covered-table-cell table:style-name="ce19"/>
          <table:table-cell table:style-name="ce11" office:value-type="string" calcext:value-type="string" table:number-columns-spanned="2" table:number-rows-spanned="3">
            <text:p>Total</text:p>
          </table:table-cell>
          <table:covered-table-cell table:style-name="ce18"/>
          <table:table-cell table:style-name="ce11" office:value-type="string" calcext:value-type="string" table:number-columns-spanned="2" table:number-rows-spanned="3">
            <text:p>Arranjo formado por mulher branca sem cônjuge e com filho(s) até 14 anos</text:p>
          </table:table-cell>
          <table:covered-table-cell table:style-name="ce18"/>
          <table:table-cell table:style-name="ce11" office:value-type="string" calcext:value-type="string" table:number-columns-spanned="2" table:number-rows-spanned="3">
            <text:p>Arranjo formado por mulher preta ou parda sem cônjuge e com filho(s) até 14 anos</text:p>
          </table:table-cell>
          <table:covered-table-cell table:style-name="ce18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style-name="ce15"/>
          <table:covered-table-cell table:style-name="ce19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covered-table-cell table:number-columns-repeated="8" table:style-name="ce11"/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number-columns-repeated="2" table:style-name="ce10"/>
          <table:table-cell table:number-columns-repeated="1005"/>
        </table:table-row>
        <table:table-row table:style-name="ro1">
          <table:covered-table-cell table:style-name="ce2"/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1" office:value-type="string" calcext:value-type="string" table:number-columns-spanned="1" table:number-rows-spanned="2">
            <text:p>Sem deficiência</text:p>
          </table:table-cell>
          <table:table-cell table:style-name="ce11" office:value-type="string" calcext:value-type="string" table:number-columns-spanned="1" table:number-rows-spanned="2">
            <text:p>Com deficiência</text:p>
          </table:table-cell>
          <table:table-cell table:style-name="ce10" office:value-type="string" calcext:value-type="string" table:number-columns-spanned="1" table:number-rows-spanned="2">
            <text:p>Sem deficiência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17" table:style-name="ce11"/>
          <table:covered-table-cell table:style-name="ce10"/>
          <table:table-cell table:number-columns-repeated="1005"/>
        </table:table-row>
        <table:table-row table:style-name="ro1">
          <table:table-cell table:style-name="ce3" office:value-type="string" calcext:value-type="string">
            <text:p>Brasil</text:p>
          </table:table-cell>
          <table:table-cell table:style-name="ce24" office:value-type="float" office:value="1.25469743133675" calcext:value-type="float">
            <text:p><text:s text:c="3"/>1,3 </text:p>
          </table:table-cell>
          <table:table-cell table:style-name="ce24" office:value-type="float" office:value="0.424705518508178" calcext:value-type="float">
            <text:p><text:s text:c="3"/>0,4 </text:p>
          </table:table-cell>
          <table:table-cell table:style-name="ce24" office:value-type="float" office:value="3.18829098969709" calcext:value-type="float">
            <text:p><text:s text:c="3"/>3,2 </text:p>
          </table:table-cell>
          <table:table-cell table:style-name="ce24" office:value-type="float" office:value="1.7598504421561" calcext:value-type="float">
            <text:p><text:s text:c="3"/>1,8 </text:p>
          </table:table-cell>
          <table:table-cell table:style-name="ce24" office:value-type="float" office:value="2.59918903682622" calcext:value-type="float">
            <text:p><text:s text:c="3"/>2,6 </text:p>
          </table:table-cell>
          <table:table-cell table:style-name="ce24" office:value-type="float" office:value="1.4404479712837" calcext:value-type="float">
            <text:p><text:s text:c="3"/>1,4 </text:p>
          </table:table-cell>
          <table:table-cell table:style-name="ce24" office:value-type="float" office:value="2.01249398584684" calcext:value-type="float">
            <text:p><text:s text:c="3"/>2,0 </text:p>
          </table:table-cell>
          <table:table-cell table:style-name="ce24" office:value-type="float" office:value="0.717269301219233" calcext:value-type="float">
            <text:p><text:s text:c="3"/>0,7 </text:p>
          </table:table-cell>
          <table:table-cell table:style-name="ce24" office:value-type="float" office:value="5.66533737691915" calcext:value-type="float">
            <text:p><text:s text:c="3"/>5,7 </text:p>
          </table:table-cell>
          <table:table-cell table:style-name="ce24" office:value-type="float" office:value="2.4480880469207" calcext:value-type="float">
            <text:p><text:s text:c="3"/>2,4 </text:p>
          </table:table-cell>
          <table:table-cell table:style-name="ce24" office:value-type="float" office:value="5.83531719375636" calcext:value-type="float">
            <text:p><text:s text:c="3"/>5,8 </text:p>
          </table:table-cell>
          <table:table-cell table:style-name="ce24" office:value-type="float" office:value="2.58734959011943" calcext:value-type="float">
            <text:p><text:s text:c="3"/>2,6 </text:p>
          </table:table-cell>
          <table:table-cell table:style-name="ce24" office:value-type="float" office:value="12.6952673712806" calcext:value-type="float">
            <text:p><text:s text:c="3"/>12,7 </text:p>
          </table:table-cell>
          <table:table-cell table:style-name="ce24" office:value-type="float" office:value="5.0191624647828" calcext:value-type="float">
            <text:p><text:s text:c="3"/>5,0 </text:p>
          </table:table-cell>
          <table:table-cell table:style-name="ce24" office:value-type="float" office:value="6.23131233624337" calcext:value-type="float">
            <text:p><text:s text:c="3"/>6,2 </text:p>
          </table:table-cell>
          <table:table-cell table:style-name="ce24" office:value-type="float" office:value="3.13584051488131" calcext:value-type="float">
            <text:p><text:s text:c="3"/>3,1 </text:p>
          </table:table-cell>
          <table:table-cell table:style-name="ce24" office:value-type="float" office:value="2.40398938153002" calcext:value-type="float">
            <text:p><text:s text:c="3"/>2,4 </text:p>
          </table:table-cell>
          <table:table-cell table:style-name="ce24" office:value-type="float" office:value="1.47932122348154" calcext:value-type="float">
            <text:p><text:s text:c="3"/>1,5 </text:p>
          </table:table-cell>
          <table:table-cell table:style-name="ce23" table:number-columns-repeated="1005"/>
        </table:table-row>
        <table:table-row table:style-name="ro1">
          <table:table-cell office:value-type="string" calcext:value-type="string">
            <text:p>Norte</text:p>
          </table:table-cell>
          <table:table-cell table:style-name="ce25" office:value-type="float" office:value="2.65180717790441" calcext:value-type="float">
            <text:p><text:s text:c="3"/>2,7 </text:p>
          </table:table-cell>
          <table:table-cell table:style-name="ce25" office:value-type="float" office:value="0.989285856775264" calcext:value-type="float">
            <text:p><text:s text:c="3"/>1,0 </text:p>
          </table:table-cell>
          <table:table-cell table:style-name="ce25" office:value-type="float" office:value="7.61508332579965" calcext:value-type="float">
            <text:p><text:s text:c="3"/>7,6 </text:p>
          </table:table-cell>
          <table:table-cell table:style-name="ce25" office:value-type="float" office:value="4.11809436924869" calcext:value-type="float">
            <text:p><text:s text:c="3"/>4,1 </text:p>
          </table:table-cell>
          <table:table-cell table:style-name="ce25" office:value-type="float" office:value="5.16781940616318" calcext:value-type="float">
            <text:p><text:s text:c="3"/>5,2 </text:p>
          </table:table-cell>
          <table:table-cell table:style-name="ce25" office:value-type="float" office:value="3.10111268698534" calcext:value-type="float">
            <text:p><text:s text:c="3"/>3,1 </text:p>
          </table:table-cell>
          <table:table-cell table:style-name="ce25" office:value-type="float" office:value="4.01237700634012" calcext:value-type="float">
            <text:p><text:s text:c="3"/>4,0 </text:p>
          </table:table-cell>
          <table:table-cell table:style-name="ce25" office:value-type="float" office:value="1.51376046695065" calcext:value-type="float">
            <text:p><text:s text:c="3"/>1,5 </text:p>
          </table:table-cell>
          <table:table-cell table:style-name="ce25" office:value-type="float" office:value="10.5637211527866" calcext:value-type="float">
            <text:p><text:s text:c="3"/>10,6 </text:p>
          </table:table-cell>
          <table:table-cell table:style-name="ce25" office:value-type="float" office:value="4.8521612003011" calcext:value-type="float">
            <text:p><text:s text:c="3"/>4,9 </text:p>
          </table:table-cell>
          <table:table-cell table:style-name="ce25" office:value-type="float" office:value="11.3587422483024" calcext:value-type="float">
            <text:p><text:s text:c="3"/>11,4 </text:p>
          </table:table-cell>
          <table:table-cell table:style-name="ce25" office:value-type="float" office:value="5.20210344848934" calcext:value-type="float">
            <text:p><text:s text:c="3"/>5,2 </text:p>
          </table:table-cell>
          <table:table-cell table:style-name="ce25" office:value-type="float" office:value="35.0420093676027" calcext:value-type="float">
            <text:p><text:s text:c="3"/>35,0 </text:p>
          </table:table-cell>
          <table:table-cell table:style-name="ce25" office:value-type="float" office:value="11.9057527807922" calcext:value-type="float">
            <text:p><text:s text:c="3"/>11,9 </text:p>
          </table:table-cell>
          <table:table-cell table:style-name="ce25" office:value-type="float" office:value="11.1970643362697" calcext:value-type="float">
            <text:p><text:s text:c="3"/>11,2 </text:p>
          </table:table-cell>
          <table:table-cell table:style-name="ce25" office:value-type="float" office:value="5.69417263800764" calcext:value-type="float">
            <text:p><text:s text:c="3"/>5,7 </text:p>
          </table:table-cell>
          <table:table-cell table:style-name="ce25" office:value-type="float" office:value="5.12286569354217" calcext:value-type="float">
            <text:p><text:s text:c="3"/>5,1 </text:p>
          </table:table-cell>
          <table:table-cell table:style-name="ce25" office:value-type="float" office:value="3.16698666775446" calcext:value-type="float">
            <text:p><text:s text:c="3"/>3,2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deste</text:p>
          </table:table-cell>
          <table:table-cell table:style-name="ce25" office:value-type="float" office:value="1.66106077570608" calcext:value-type="float">
            <text:p><text:s text:c="3"/>1,7 </text:p>
          </table:table-cell>
          <table:table-cell table:style-name="ce25" office:value-type="float" office:value="0.715370855463066" calcext:value-type="float">
            <text:p><text:s text:c="3"/>0,7 </text:p>
          </table:table-cell>
          <table:table-cell table:style-name="ce25" office:value-type="float" office:value="4.91433566266704" calcext:value-type="float">
            <text:p><text:s text:c="3"/>4,9 </text:p>
          </table:table-cell>
          <table:table-cell table:style-name="ce25" office:value-type="float" office:value="2.65061717328036" calcext:value-type="float">
            <text:p><text:s text:c="3"/>2,7 </text:p>
          </table:table-cell>
          <table:table-cell table:style-name="ce25" office:value-type="float" office:value="4.46849454552197" calcext:value-type="float">
            <text:p><text:s text:c="3"/>4,5 </text:p>
          </table:table-cell>
          <table:table-cell table:style-name="ce25" office:value-type="float" office:value="2.28649859589302" calcext:value-type="float">
            <text:p><text:s text:c="3"/>2,3 </text:p>
          </table:table-cell>
          <table:table-cell table:style-name="ce25" office:value-type="float" office:value="2.63592445618655" calcext:value-type="float">
            <text:p><text:s text:c="3"/>2,6 </text:p>
          </table:table-cell>
          <table:table-cell table:style-name="ce25" office:value-type="float" office:value="1.07729946647253" calcext:value-type="float">
            <text:p><text:s text:c="3"/>1,1 </text:p>
          </table:table-cell>
          <table:table-cell table:style-name="ce25" office:value-type="float" office:value="7.84210223879217" calcext:value-type="float">
            <text:p><text:s text:c="3"/>7,8 </text:p>
          </table:table-cell>
          <table:table-cell table:style-name="ce25" office:value-type="float" office:value="3.29085607088318" calcext:value-type="float">
            <text:p><text:s text:c="3"/>3,3 </text:p>
          </table:table-cell>
          <table:table-cell table:style-name="ce25" office:value-type="float" office:value="8.2171466408009" calcext:value-type="float">
            <text:p><text:s text:c="3"/>8,2 </text:p>
          </table:table-cell>
          <table:table-cell table:style-name="ce25" office:value-type="float" office:value="3.53742416553132" calcext:value-type="float">
            <text:p><text:s text:c="3"/>3,5 </text:p>
          </table:table-cell>
          <table:table-cell table:style-name="ce25" office:value-type="float" office:value="22.2967411193783" calcext:value-type="float">
            <text:p><text:s text:c="3"/>22,3 </text:p>
          </table:table-cell>
          <table:table-cell table:style-name="ce25" office:value-type="float" office:value="9.05324680899066" calcext:value-type="float">
            <text:p><text:s text:c="3"/>9,1 </text:p>
          </table:table-cell>
          <table:table-cell table:style-name="ce25" office:value-type="float" office:value="8.46697417943617" calcext:value-type="float">
            <text:p><text:s text:c="3"/>8,5 </text:p>
          </table:table-cell>
          <table:table-cell table:style-name="ce25" office:value-type="float" office:value="3.94377909729378" calcext:value-type="float">
            <text:p><text:s text:c="3"/>3,9 </text:p>
          </table:table-cell>
          <table:table-cell table:style-name="ce25" office:value-type="float" office:value="3.13726185123257" calcext:value-type="float">
            <text:p><text:s text:c="3"/>3,1 </text:p>
          </table:table-cell>
          <table:table-cell table:style-name="ce25" office:value-type="float" office:value="2.21191192604396" calcext:value-type="float">
            <text:p><text:s text:c="3"/>2,2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deste</text:p>
          </table:table-cell>
          <table:table-cell table:style-name="ce25" office:value-type="float" office:value="2.48519152151204" calcext:value-type="float">
            <text:p><text:s text:c="3"/>2,5 </text:p>
          </table:table-cell>
          <table:table-cell table:style-name="ce25" office:value-type="float" office:value="0.773396483832956" calcext:value-type="float">
            <text:p><text:s text:c="3"/>0,8 </text:p>
          </table:table-cell>
          <table:table-cell table:style-name="ce25" office:value-type="float" office:value="5.47981663632632" calcext:value-type="float">
            <text:p><text:s text:c="3"/>5,5 </text:p>
          </table:table-cell>
          <table:table-cell table:style-name="ce25" office:value-type="float" office:value="3.17308139097506" calcext:value-type="float">
            <text:p><text:s text:c="3"/>3,2 </text:p>
          </table:table-cell>
          <table:table-cell table:style-name="ce25" office:value-type="float" office:value="4.86611796311775" calcext:value-type="float">
            <text:p><text:s text:c="3"/>4,9 </text:p>
          </table:table-cell>
          <table:table-cell table:style-name="ce25" office:value-type="float" office:value="2.70053890673656" calcext:value-type="float">
            <text:p><text:s text:c="3"/>2,7 </text:p>
          </table:table-cell>
          <table:table-cell table:style-name="ce25" office:value-type="float" office:value="4.31251646389053" calcext:value-type="float">
            <text:p><text:s text:c="3"/>4,3 </text:p>
          </table:table-cell>
          <table:table-cell table:style-name="ce25" office:value-type="float" office:value="1.39308254581796" calcext:value-type="float">
            <text:p><text:s text:c="3"/>1,4 </text:p>
          </table:table-cell>
          <table:table-cell table:style-name="ce25" office:value-type="float" office:value="11.1219923983033" calcext:value-type="float">
            <text:p><text:s text:c="3"/>11,1 </text:p>
          </table:table-cell>
          <table:table-cell table:style-name="ce25" office:value-type="float" office:value="4.84810862130184" calcext:value-type="float">
            <text:p><text:s text:c="3"/>4,8 </text:p>
          </table:table-cell>
          <table:table-cell table:style-name="ce25" office:value-type="float" office:value="11.2999116039249" calcext:value-type="float">
            <text:p><text:s text:c="3"/>11,3 </text:p>
          </table:table-cell>
          <table:table-cell table:style-name="ce25" office:value-type="float" office:value="5.03484646097737" calcext:value-type="float">
            <text:p><text:s text:c="3"/>5,0 </text:p>
          </table:table-cell>
          <table:table-cell table:style-name="ce25" office:value-type="float" office:value="21.8486807397081" calcext:value-type="float">
            <text:p><text:s text:c="3"/>21,8 </text:p>
          </table:table-cell>
          <table:table-cell table:style-name="ce25" office:value-type="float" office:value="9.02469489735853" calcext:value-type="float">
            <text:p><text:s text:c="3"/>9,0 </text:p>
          </table:table-cell>
          <table:table-cell table:style-name="ce25" office:value-type="float" office:value="12.4512783973373" calcext:value-type="float">
            <text:p><text:s text:c="3"/>12,5 </text:p>
          </table:table-cell>
          <table:table-cell table:style-name="ce25" office:value-type="float" office:value="6.74356030773309" calcext:value-type="float">
            <text:p><text:s text:c="3"/>6,7 </text:p>
          </table:table-cell>
          <table:table-cell table:style-name="ce25" office:value-type="float" office:value="4.68988765664505" calcext:value-type="float">
            <text:p><text:s text:c="3"/>4,7 </text:p>
          </table:table-cell>
          <table:table-cell table:style-name="ce25" office:value-type="float" office:value="2.72072218801372" calcext:value-type="float">
            <text:p><text:s text:c="3"/>2,7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l</text:p>
          </table:table-cell>
          <table:table-cell table:style-name="ce25" office:value-type="float" office:value="2.98899190515198" calcext:value-type="float">
            <text:p><text:s text:c="3"/>3,0 </text:p>
          </table:table-cell>
          <table:table-cell table:style-name="ce25" office:value-type="float" office:value="0.922877103837127" calcext:value-type="float">
            <text:p><text:s text:c="3"/>0,9 </text:p>
          </table:table-cell>
          <table:table-cell table:style-name="ce25" office:value-type="float" office:value="7.47818461212248" calcext:value-type="float">
            <text:p><text:s text:c="3"/>7,5 </text:p>
          </table:table-cell>
          <table:table-cell table:style-name="ce25" office:value-type="float" office:value="3.44051968814693" calcext:value-type="float">
            <text:p><text:s text:c="3"/>3,4 </text:p>
          </table:table-cell>
          <table:table-cell table:style-name="ce25" office:value-type="float" office:value="5.15966993961216" calcext:value-type="float">
            <text:p><text:s text:c="3"/>5,2 </text:p>
          </table:table-cell>
          <table:table-cell table:style-name="ce25" office:value-type="float" office:value="2.63234454253692" calcext:value-type="float">
            <text:p><text:s text:c="3"/>2,6 </text:p>
          </table:table-cell>
          <table:table-cell table:style-name="ce25" office:value-type="float" office:value="4.89191990162494" calcext:value-type="float">
            <text:p><text:s text:c="3"/>4,9 </text:p>
          </table:table-cell>
          <table:table-cell table:style-name="ce25" office:value-type="float" office:value="1.43798588341791" calcext:value-type="float">
            <text:p><text:s text:c="3"/>1,4 </text:p>
          </table:table-cell>
          <table:table-cell table:style-name="ce25" office:value-type="float" office:value="17.0207980114711" calcext:value-type="float">
            <text:p><text:s text:c="3"/>17,0 </text:p>
          </table:table-cell>
          <table:table-cell table:style-name="ce25" office:value-type="float" office:value="6.02992765749181" calcext:value-type="float">
            <text:p><text:s text:c="3"/>6,0 </text:p>
          </table:table-cell>
          <table:table-cell table:style-name="ce25" office:value-type="float" office:value="17.1770456180923" calcext:value-type="float">
            <text:p><text:s text:c="3"/>17,2 </text:p>
          </table:table-cell>
          <table:table-cell table:style-name="ce25" office:value-type="float" office:value="6.35416219954031" calcext:value-type="float">
            <text:p><text:s text:c="3"/>6,4 </text:p>
          </table:table-cell>
          <table:table-cell table:style-name="ce25" office:value-type="float" office:value="24.464603145207" calcext:value-type="float">
            <text:p><text:s text:c="3"/>24,5 </text:p>
          </table:table-cell>
          <table:table-cell table:style-name="ce25" office:value-type="float" office:value="7.19666191912731" calcext:value-type="float">
            <text:p><text:s text:c="3"/>7,2 </text:p>
          </table:table-cell>
          <table:table-cell table:style-name="ce25" office:value-type="float" office:value="25.2437077463582" calcext:value-type="float">
            <text:p><text:s text:c="3"/>25,2 </text:p>
          </table:table-cell>
          <table:table-cell table:style-name="ce25" office:value-type="float" office:value="10.8326404501274" calcext:value-type="float">
            <text:p><text:s text:c="3"/>10,8 </text:p>
          </table:table-cell>
          <table:table-cell table:style-name="ce25" office:value-type="float" office:value="5.71102680476867" calcext:value-type="float">
            <text:p><text:s text:c="3"/>5,7 </text:p>
          </table:table-cell>
          <table:table-cell table:style-name="ce25" office:value-type="float" office:value="3.51619078252465" calcext:value-type="float">
            <text:p><text:s text:c="3"/>3,5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ntro-Oeste</text:p>
          </table:table-cell>
          <table:table-cell table:style-name="ce25" office:value-type="float" office:value="3.49365480064181" calcext:value-type="float">
            <text:p><text:s text:c="3"/>3,5 </text:p>
          </table:table-cell>
          <table:table-cell table:style-name="ce25" office:value-type="float" office:value="0.942172782145006" calcext:value-type="float">
            <text:p><text:s text:c="3"/>0,9 </text:p>
          </table:table-cell>
          <table:table-cell table:style-name="ce25" office:value-type="float" office:value="9.47076135162257" calcext:value-type="float">
            <text:p><text:s text:c="3"/>9,5 </text:p>
          </table:table-cell>
          <table:table-cell table:style-name="ce25" office:value-type="float" office:value="3.80205319711479" calcext:value-type="float">
            <text:p><text:s text:c="3"/>3,8 </text:p>
          </table:table-cell>
          <table:table-cell table:style-name="ce25" office:value-type="float" office:value="7.24016112059368" calcext:value-type="float">
            <text:p><text:s text:c="3"/>7,2 </text:p>
          </table:table-cell>
          <table:table-cell table:style-name="ce25" office:value-type="float" office:value="3.07813620528405" calcext:value-type="float">
            <text:p><text:s text:c="3"/>3,1 </text:p>
          </table:table-cell>
          <table:table-cell table:style-name="ce25" office:value-type="float" office:value="5.83529050713062" calcext:value-type="float">
            <text:p><text:s text:c="3"/>5,8 </text:p>
          </table:table-cell>
          <table:table-cell table:style-name="ce25" office:value-type="float" office:value="1.66239573104182" calcext:value-type="float">
            <text:p><text:s text:c="3"/>1,7 </text:p>
          </table:table-cell>
          <table:table-cell table:style-name="ce25" office:value-type="float" office:value="16.4390814493561" calcext:value-type="float">
            <text:p><text:s text:c="3"/>16,4 </text:p>
          </table:table-cell>
          <table:table-cell table:style-name="ce25" office:value-type="float" office:value="7.47122482041163" calcext:value-type="float">
            <text:p><text:s text:c="3"/>7,5 </text:p>
          </table:table-cell>
          <table:table-cell table:style-name="ce25" office:value-type="float" office:value="16.9732649803193" calcext:value-type="float">
            <text:p><text:s text:c="3"/>17,0 </text:p>
          </table:table-cell>
          <table:table-cell table:style-name="ce25" office:value-type="float" office:value="8.19263415914241" calcext:value-type="float">
            <text:p><text:s text:c="3"/>8,2 </text:p>
          </table:table-cell>
          <table:table-cell table:style-name="ce25" office:value-type="float" office:value="45.788892791392" calcext:value-type="float">
            <text:p><text:s text:c="3"/>45,8 </text:p>
          </table:table-cell>
          <table:table-cell table:style-name="ce25" office:value-type="float" office:value="13.3659156073971" calcext:value-type="float">
            <text:p><text:s text:c="3"/>13,4 </text:p>
          </table:table-cell>
          <table:table-cell table:style-name="ce25" office:value-type="float" office:value="18.5921555697286" calcext:value-type="float">
            <text:p><text:s text:c="3"/>18,6 </text:p>
          </table:table-cell>
          <table:table-cell table:style-name="ce25" office:value-type="float" office:value="9.14454925275624" calcext:value-type="float">
            <text:p><text:s text:c="3"/>9,1 </text:p>
          </table:table-cell>
          <table:table-cell table:style-name="ce25" office:value-type="float" office:value="6.3111679124939" calcext:value-type="float">
            <text:p><text:s text:c="3"/>6,3 </text:p>
          </table:table-cell>
          <table:table-cell table:style-name="ce25" office:value-type="float" office:value="3.57196116543071" calcext:value-type="float">
            <text:p><text:s text:c="3"/>3,6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Situação do domicílio</text:p>
          </table:table-cell>
          <table:table-cell table:style-name="ce24" table:number-columns-repeated="18"/>
          <table:table-cell table:style-name="ce23" table:number-columns-repeated="1005"/>
        </table:table-row>
        <table:table-row table:style-name="ro1">
          <table:table-cell office:value-type="string" calcext:value-type="string">
            <text:p>Urbana</text:p>
          </table:table-cell>
          <table:table-cell table:style-name="ce25" office:value-type="float" office:value="1.42774208734212" calcext:value-type="float">
            <text:p><text:s text:c="3"/>1,4 </text:p>
          </table:table-cell>
          <table:table-cell table:style-name="ce25" office:value-type="float" office:value="0.49724782785647" calcext:value-type="float">
            <text:p><text:s text:c="3"/>0,5 </text:p>
          </table:table-cell>
          <table:table-cell table:style-name="ce25" office:value-type="float" office:value="3.50531314531078" calcext:value-type="float">
            <text:p><text:s text:c="3"/>3,5 </text:p>
          </table:table-cell>
          <table:table-cell table:style-name="ce25" office:value-type="float" office:value="1.91372649245259" calcext:value-type="float">
            <text:p><text:s text:c="3"/>1,9 </text:p>
          </table:table-cell>
          <table:table-cell table:style-name="ce25" office:value-type="float" office:value="2.99023950805136" calcext:value-type="float">
            <text:p><text:s text:c="3"/>3,0 </text:p>
          </table:table-cell>
          <table:table-cell table:style-name="ce25" office:value-type="float" office:value="1.63693467269377" calcext:value-type="float">
            <text:p><text:s text:c="3"/>1,6 </text:p>
          </table:table-cell>
          <table:table-cell table:style-name="ce25" office:value-type="float" office:value="2.39379559026782" calcext:value-type="float">
            <text:p><text:s text:c="3"/>2,4 </text:p>
          </table:table-cell>
          <table:table-cell table:style-name="ce25" office:value-type="float" office:value="0.880525478340211" calcext:value-type="float">
            <text:p><text:s text:c="3"/>0,9 </text:p>
          </table:table-cell>
          <table:table-cell table:style-name="ce25" office:value-type="float" office:value="6.20277714737153" calcext:value-type="float">
            <text:p><text:s text:c="3"/>6,2 </text:p>
          </table:table-cell>
          <table:table-cell table:style-name="ce25" office:value-type="float" office:value="2.66586865672215" calcext:value-type="float">
            <text:p><text:s text:c="3"/>2,7 </text:p>
          </table:table-cell>
          <table:table-cell table:style-name="ce25" office:value-type="float" office:value="6.32201631298702" calcext:value-type="float">
            <text:p><text:s text:c="3"/>6,3 </text:p>
          </table:table-cell>
          <table:table-cell table:style-name="ce25" office:value-type="float" office:value="2.79663910448136" calcext:value-type="float">
            <text:p><text:s text:c="3"/>2,8 </text:p>
          </table:table-cell>
          <table:table-cell table:style-name="ce25" office:value-type="float" office:value="13.4543498990655" calcext:value-type="float">
            <text:p><text:s text:c="3"/>13,5 </text:p>
          </table:table-cell>
          <table:table-cell table:style-name="ce25" office:value-type="float" office:value="5.27069434983575" calcext:value-type="float">
            <text:p><text:s text:c="3"/>5,3 </text:p>
          </table:table-cell>
          <table:table-cell table:style-name="ce25" office:value-type="float" office:value="6.75781510713269" calcext:value-type="float">
            <text:p><text:s text:c="3"/>6,8 </text:p>
          </table:table-cell>
          <table:table-cell table:style-name="ce25" office:value-type="float" office:value="3.41982755015007" calcext:value-type="float">
            <text:p><text:s text:c="3"/>3,4 </text:p>
          </table:table-cell>
          <table:table-cell table:style-name="ce25" office:value-type="float" office:value="2.62613929562222" calcext:value-type="float">
            <text:p><text:s text:c="3"/>2,6 </text:p>
          </table:table-cell>
          <table:table-cell table:style-name="ce25" office:value-type="float" office:value="1.56810582363046" calcext:value-type="float">
            <text:p><text:s text:c="3"/>1,6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ral</text:p>
          </table:table-cell>
          <table:table-cell table:style-name="ce25" office:value-type="float" office:value="2.65270303495228" calcext:value-type="float">
            <text:p><text:s text:c="3"/>2,7 </text:p>
          </table:table-cell>
          <table:table-cell table:style-name="ce25" office:value-type="float" office:value="1.40093416036012" calcext:value-type="float">
            <text:p><text:s text:c="3"/>1,4 </text:p>
          </table:table-cell>
          <table:table-cell table:style-name="ce25" office:value-type="float" office:value="6.66903226293256" calcext:value-type="float">
            <text:p><text:s text:c="3"/>6,7 </text:p>
          </table:table-cell>
          <table:table-cell table:style-name="ce25" office:value-type="float" office:value="3.56612375746856" calcext:value-type="float">
            <text:p><text:s text:c="3"/>3,6 </text:p>
          </table:table-cell>
          <table:table-cell table:style-name="ce25" office:value-type="float" office:value="5.44387958312521" calcext:value-type="float">
            <text:p><text:s text:c="3"/>5,4 </text:p>
          </table:table-cell>
          <table:table-cell table:style-name="ce25" office:value-type="float" office:value="2.5546578523" calcext:value-type="float">
            <text:p><text:s text:c="3"/>2,6 </text:p>
          </table:table-cell>
          <table:table-cell table:style-name="ce25" office:value-type="float" office:value="3.39717898954633" calcext:value-type="float">
            <text:p><text:s text:c="3"/>3,4 </text:p>
          </table:table-cell>
          <table:table-cell table:style-name="ce25" office:value-type="float" office:value="1.73212926686486" calcext:value-type="float">
            <text:p><text:s text:c="3"/>1,7 </text:p>
          </table:table-cell>
          <table:table-cell table:style-name="ce25" office:value-type="float" office:value="11.2589174374485" calcext:value-type="float">
            <text:p><text:s text:c="3"/>11,3 </text:p>
          </table:table-cell>
          <table:table-cell table:style-name="ce25" office:value-type="float" office:value="5.90178695262829" calcext:value-type="float">
            <text:p><text:s text:c="3"/>5,9 </text:p>
          </table:table-cell>
          <table:table-cell table:style-name="ce25" office:value-type="float" office:value="11.9693473556621" calcext:value-type="float">
            <text:p><text:s text:c="3"/>12,0 </text:p>
          </table:table-cell>
          <table:table-cell table:style-name="ce25" office:value-type="float" office:value="6.54400241084422" calcext:value-type="float">
            <text:p><text:s text:c="3"/>6,5 </text:p>
          </table:table-cell>
          <table:table-cell table:style-name="ce25" office:value-type="float" office:value="25.6300972869703" calcext:value-type="float">
            <text:p><text:s text:c="3"/>25,6 </text:p>
          </table:table-cell>
          <table:table-cell table:style-name="ce25" office:value-type="float" office:value="14.5780681491038" calcext:value-type="float">
            <text:p><text:s text:c="3"/>14,6 </text:p>
          </table:table-cell>
          <table:table-cell table:style-name="ce25" office:value-type="float" office:value="13.8894989725638" calcext:value-type="float">
            <text:p><text:s text:c="3"/>13,9 </text:p>
          </table:table-cell>
          <table:table-cell table:style-name="ce25" office:value-type="float" office:value="7.53907798908276" calcext:value-type="float">
            <text:p><text:s text:c="3"/>7,5 </text:p>
          </table:table-cell>
          <table:table-cell table:style-name="ce25" office:value-type="float" office:value="5.15378680458809" calcext:value-type="float">
            <text:p><text:s text:c="3"/>5,2 </text:p>
          </table:table-cell>
          <table:table-cell table:style-name="ce25" office:value-type="float" office:value="3.84815979387133" calcext:value-type="float">
            <text:p><text:s text:c="3"/>3,8 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Classes de rendimento domiciliar <text:span text:style-name="T3">per capita</text:span><text:span text:style-name="T4"> (1)(2)</text:span></text:p>
          </table:table-cell>
          <table:table-cell table:style-name="ce24" table:number-columns-repeated="18"/>
          <table:table-cell table:style-name="ce23" table:number-columns-repeated="1005"/>
        </table:table-row>
        <table:table-row table:style-name="ro1">
          <table:table-cell table:style-name="ce6" office:value-type="string" calcext:value-type="string">
            <text:p>Menor que US$ 5,5 PPC 2011</text:p>
          </table:table-cell>
          <table:table-cell table:style-name="ce25" office:value-type="float" office:value="2.77381262645911" calcext:value-type="float">
            <text:p><text:s text:c="3"/>2,8 </text:p>
          </table:table-cell>
          <table:table-cell table:style-name="ce25" office:value-type="float" office:value="1.34260447537875" calcext:value-type="float">
            <text:p><text:s text:c="3"/>1,3 </text:p>
          </table:table-cell>
          <table:table-cell table:style-name="ce25" office:value-type="float" office:value="9.08333410561679" calcext:value-type="float">
            <text:p><text:s text:c="3"/>9,1 </text:p>
          </table:table-cell>
          <table:table-cell table:style-name="ce25" office:value-type="float" office:value="4.82307427397613" calcext:value-type="float">
            <text:p><text:s text:c="3"/>4,8 </text:p>
          </table:table-cell>
          <table:table-cell table:style-name="ce25" office:value-type="float" office:value="9.57151612983554" calcext:value-type="float">
            <text:p><text:s text:c="3"/>9,6 </text:p>
          </table:table-cell>
          <table:table-cell table:style-name="ce25" office:value-type="float" office:value="3.94901109059508" calcext:value-type="float">
            <text:p><text:s text:c="3"/>3,9 </text:p>
          </table:table-cell>
          <table:table-cell table:style-name="ce25" office:value-type="float" office:value="3.40736072734732" calcext:value-type="float">
            <text:p><text:s text:c="3"/>3,4 </text:p>
          </table:table-cell>
          <table:table-cell table:style-name="ce25" office:value-type="float" office:value="1.64637431256654" calcext:value-type="float">
            <text:p><text:s text:c="3"/>1,6 </text:p>
          </table:table-cell>
          <table:table-cell table:style-name="ce25" office:value-type="float" office:value="7.55793771465165" calcext:value-type="float">
            <text:p><text:s text:c="3"/>7,6 </text:p>
          </table:table-cell>
          <table:table-cell table:style-name="ce25" office:value-type="float" office:value="3.99989942526845" calcext:value-type="float">
            <text:p><text:s text:c="3"/>4,0 </text:p>
          </table:table-cell>
          <table:table-cell table:style-name="ce25" office:value-type="float" office:value="7.7653463924649" calcext:value-type="float">
            <text:p><text:s text:c="3"/>7,8 </text:p>
          </table:table-cell>
          <table:table-cell table:style-name="ce25" office:value-type="float" office:value="4.21338115291803" calcext:value-type="float">
            <text:p><text:s text:c="3"/>4,2 </text:p>
          </table:table-cell>
          <table:table-cell table:style-name="ce25" office:value-type="float" office:value="20.035763879586" calcext:value-type="float">
            <text:p><text:s text:c="3"/>20,0 </text:p>
          </table:table-cell>
          <table:table-cell table:style-name="ce25" office:value-type="float" office:value="9.87402127619312" calcext:value-type="float">
            <text:p><text:s text:c="3"/>9,9 </text:p>
          </table:table-cell>
          <table:table-cell table:style-name="ce25" office:value-type="float" office:value="8.0352655394593" calcext:value-type="float">
            <text:p><text:s text:c="3"/>8,0 </text:p>
          </table:table-cell>
          <table:table-cell table:style-name="ce25" office:value-type="float" office:value="4.14901891441023" calcext:value-type="float">
            <text:p><text:s text:c="3"/>4,1 </text:p>
          </table:table-cell>
          <table:table-cell table:style-name="ce25" office:value-type="float" office:value="5.4730564396096" calcext:value-type="float">
            <text:p><text:s text:c="3"/>5,5 </text:p>
          </table:table-cell>
          <table:table-cell table:style-name="ce25" office:value-type="float" office:value="3.43243225204809" calcext:value-type="float">
            <text:p><text:s text:c="3"/>3,4 </text:p>
          </table:table-cell>
          <table:table-cell table:number-columns-repeated="1005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Fonte: IBGE, Diretoria de Pesquisas, Coordenação de Trabalho e Rendimento, Pesquisa Nacional de Saúde 2019.</text:p>
          </table:table-cell>
          <table:table-cell table:style-name="ce14" table:number-columns-repeated="18"/>
          <table:table-cell table:number-columns-repeated="1005"/>
        </table:table-row>
        <table:table-row table:style-name="ro1">
          <table:table-cell table:style-name="ce7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omicílio "com deficiência" é o domicílio em que pelo menos uma pessoa possui algum tipo de deficiência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omicílio "sem deficiência" é o domicílio onde nenhuma pessoa tem deficiência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(1) Taxa de conversão da paridade de poder de compra para consumo privado, R$ 1,66 para US$ 1,00 PPC 2011, valores diários tornados mensais e inflacionados pelo IPCA para anos recentes.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(2) Exclusive as pessoas cuja condição no arranjo domiciliar era pensionista, empregado doméstico ou parente do empregado doméstico.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48:52</meta:creation-date>
    <dc:date>2022-08-26T16:05:49.335000000</dc:date>
    <meta:editing-duration>PT3M53S</meta:editing-duration>
    <meta:editing-cycles>1</meta:editing-cycles>
    <meta:generator>LibreOffice/7.2.5.2$Windows_x86 LibreOffice_project/499f9727c189e6ef3471021d6132d4c694f357e5</meta:generator>
    <meta:document-statistic meta:table-count="2" meta:cell-count="424" meta:object-count="0"/>
  </office:meta>
</office:document-meta>
</file>